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6">
      <style:text-properties officeooo:rsid="002d1e3c" officeooo:paragraph-rsid="002d1e3c"/>
    </style:style>
    <style:style style:name="P35" style:family="paragraph" style:parent-style-name="Text_20_body" style:list-style-name="L7">
      <style:text-properties officeooo:rsid="002ebdb1" officeooo:paragraph-rsid="0043afb5"/>
    </style:style>
    <style:style style:name="P36" style:family="paragraph" style:parent-style-name="Text_20_body" style:list-style-name="L6">
      <style:text-properties fo:font-style="italic" officeooo:rsid="002a60f2" officeooo:paragraph-rsid="002a60f2" style:font-style-asian="italic" style:font-style-complex="italic"/>
    </style:style>
    <style:style style:name="P37" style:family="paragraph" style:parent-style-name="Text_20_body" style:list-style-name="L6">
      <style:text-properties fo:font-style="italic" officeooo:rsid="00302990" officeooo:paragraph-rsid="00302990" style:font-style-asian="italic" style:font-style-complex="italic"/>
    </style:style>
    <style:style style:name="P38" style:family="paragraph" style:parent-style-name="Text_20_body" style:list-style-name="L6">
      <style:text-properties fo:font-style="italic" officeooo:rsid="0033cade" officeooo:paragraph-rsid="0033cade" style:font-style-asian="italic" style:font-style-complex="italic"/>
    </style:style>
    <style:style style:name="P39" style:family="paragraph" style:parent-style-name="Text_20_body" style:list-style-name="L6">
      <style:text-properties fo:font-style="italic" officeooo:rsid="0037a8e5" officeooo:paragraph-rsid="0037a8e5" style:font-style-asian="italic" style:font-style-complex="italic"/>
    </style:style>
    <style:style style:name="P40" style:family="paragraph" style:parent-style-name="Text_20_body" style:list-style-name="L6">
      <style:text-properties fo:font-style="italic" officeooo:rsid="004011aa" officeooo:paragraph-rsid="004011aa" style:font-style-asian="italic" style:font-style-complex="italic"/>
    </style:style>
    <style:style style:name="P41" style:family="paragraph" style:parent-style-name="Text_20_body" style:list-style-name="L6">
      <style:text-properties fo:font-style="italic" officeooo:rsid="004011aa" officeooo:paragraph-rsid="004961ec" style:font-style-asian="italic" style:font-style-complex="italic"/>
    </style:style>
    <style:style style:name="P42" style:family="paragraph" style:parent-style-name="Text_20_body" style:list-style-name="L6">
      <style:text-properties fo:font-style="italic" officeooo:rsid="003c7f65" officeooo:paragraph-rsid="004961ec" style:font-style-asian="italic" style:font-style-complex="italic"/>
    </style:style>
    <style:style style:name="P43" style:family="paragraph" style:parent-style-name="Text_20_body" style:list-style-name="L7">
      <style:text-properties fo:font-style="italic" officeooo:rsid="002b3519" officeooo:paragraph-rsid="00479895" style:font-style-asian="italic" style:font-style-complex="italic"/>
    </style:style>
    <style:style style:name="P44" style:family="paragraph" style:parent-style-name="Text_20_body" style:list-style-name="L7">
      <style:text-properties fo:font-style="italic" officeooo:rsid="0053ccb4" officeooo:paragraph-rsid="0053ccb4" style:font-style-asian="italic" style:font-style-complex="italic"/>
    </style:style>
    <style:style style:name="P45" style:family="paragraph" style:parent-style-name="Text_20_body" style:list-style-name="L7">
      <style:text-properties fo:font-style="italic" officeooo:rsid="0054f234" officeooo:paragraph-rsid="0054f234" style:font-style-asian="italic" style:font-style-complex="italic"/>
    </style:style>
    <style:style style:name="P46" style:family="paragraph" style:parent-style-name="Text_20_body" style:list-style-name="L7">
      <style:text-properties fo:font-style="italic" officeooo:rsid="0055cea4" officeooo:paragraph-rsid="0055cea4" style:font-style-asian="italic" style:font-style-complex="italic"/>
    </style:style>
    <style:style style:name="P47" style:family="paragraph" style:parent-style-name="Text_20_body" style:list-style-name="L7">
      <style:text-properties fo:font-style="italic" officeooo:rsid="00577748" officeooo:paragraph-rsid="00577748" style:font-style-asian="italic" style:font-style-complex="italic"/>
    </style:style>
    <style:style style:name="P48" style:family="paragraph" style:parent-style-name="Text_20_body" style:list-style-name="L6">
      <style:text-properties officeooo:rsid="003e3d55" officeooo:paragraph-rsid="003e3d55"/>
    </style:style>
    <style:style style:name="P49" style:family="paragraph" style:parent-style-name="Text_20_body" style:list-style-name="L7">
      <style:text-properties officeooo:rsid="004b4446" officeooo:paragraph-rsid="004b4446"/>
    </style:style>
    <style:style style:name="P50" style:family="paragraph" style:parent-style-name="Text_20_body">
      <style:text-properties officeooo:rsid="004cb759" officeooo:paragraph-rsid="004cb759"/>
    </style:style>
    <style:style style:name="P51" style:family="paragraph" style:parent-style-name="Text_20_body" style:list-style-name="L8">
      <style:text-properties officeooo:paragraph-rsid="004cb759"/>
    </style:style>
    <style:style style:name="P52" style:family="paragraph" style:parent-style-name="Text_20_body" style:list-style-name="L7">
      <style:text-properties officeooo:rsid="0053ccb4" officeooo:paragraph-rsid="0053ccb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6">All bandits at beginning, random activation after time</text:p>
        </text:list-item>
        <text:list-item>
          <text:p text:style-name="P37">Energy</text:p>
        </text:list-item>
        <text:list-item>
          <text:p text:style-name="P36">Basic HUD</text:p>
        </text:list-item>
        <text:list-item>
          <text:p text:style-name="P36">Final model</text:p>
        </text:list-item>
        <text:list-item>
          <text:p text:style-name="P38"><text:soft-page-break/>Crossbow</text:p>
        </text:list-item>
        <text:list-item>
          <text:p text:style-name="P38">Bolt</text:p>
        </text:list-item>
        <text:list-item>
          <text:p text:style-name="P39">Ragdoll effects</text:p>
        </text:list-item>
        <text:list-item>
          <text:p text:style-name="P38">Claws</text:p>
        </text:list-item>
        <text:list-item>
          <text:p text:style-name="P38">Torch</text:p>
        </text:list-item>
        <text:list-item>
          <text:p text:style-name="P40">Regeneration</text:p>
        </text:list-item>
        <text:list-item>
          <text:p text:style-name="P34"><text:span text:style-name="T23">Trees, clutter, etc</text:span></text:p>
        </text:list-item>
        <text:list-item>
          <text:p text:style-name="P36">Transformation effect</text:p>
        </text:list-item>
        <text:list-item>
          <text:p text:style-name="P36">Tiger form HUD</text:p>
        </text:list-item>
        <text:list-item>
          <text:p text:style-name="P42">Teamkilling penalty (team set to -1)</text:p>
        </text:list-item>
        <text:list-item>
          <text:p text:style-name="P41">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43">Title screen, <text:span text:style-name="T20">different endings</text:span></text:p>
        </text:list-item>
        <text:list-item>
          <text:p text:style-name="P32">Final sound, <text:span text:style-name="T19">dialog, etc</text:span></text:p>
          <text:list>
            <text:list-item>
              <text:p text:style-name="P44">See weretiger dialog</text:p>
            </text:list-item>
            <text:list-item>
              <text:p text:style-name="P45">See enemy sound</text:p>
            </text:list-item>
            <text:list-item>
              <text:p text:style-name="P44">Death sounds</text:p>
            </text:list-item>
            <text:list-item>
              <text:p text:style-name="P44">Injury sound</text:p>
            </text:list-item>
            <text:list-item>
              <text:p text:style-name="P52">Slash sound</text:p>
            </text:list-item>
            <text:list-item>
              <text:p text:style-name="P44">Crossbow shot sound</text:p>
            </text:list-item>
            <text:list-item>
              <text:p text:style-name="P46">Bolt hit sound</text:p>
            </text:list-item>
            <text:list-item>
              <text:p text:style-name="P47">Transformation sound</text:p>
            </text:list-item>
          </text:list>
        </text:list-item>
        <text:list-item>
          <text:p text:style-name="P49">Indicator that allies have eyes on you</text:p>
        </text:list-item>
        <text:list-item>
          <text:p text:style-name="P33">Music</text:p>
        </text:list-item>
        <text:list-item>
          <text:p text:style-name="P35"><text:span text:style-name="T22">If time permits: </text:span>Silver arrow bandit</text:p>
        </text:list-item>
      </text:list>
      <text:list xml:id="list113655148591383" text:continue-list="list4530267998425053922" text:style-name="L6">
        <text:list-item>
          <text:p text:style-name="P48">Final playtesting</text:p>
        </text:list-item>
      </text:list>
      <text:h text:style-name="P8" text:outline-level="1">Post-Compo:</text:h>
      <text:list xml:id="list7350362902200201264" text:style-name="L8">
        <text:list-item>
          <text:p text:style-name="P51"><text:span text:style-name="T24">Figure out w</text:span>hy setting "ragdoll" as the collision type of BasicDefender causes stuff to not get saved. Reference commit id ec88d43. <text:span text:style-name="T27">Scratch that, it's editing ANYTHING!</text:span></text:p>
        </text:list-item>
      </text:list>
      <text:p text:style-name="P5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57M14S</meta:editing-duration>
    <meta:editing-cycles>76</meta:editing-cycles>
    <meta:generator>LibreOffice/4.4.5.2$Windows_x86 LibreOffice_project/a22f674fd25a3b6f45bdebf25400ed2adff0ff99</meta:generator>
    <dc:date>2016-04-17T11:36:54.930000000</dc:date>
    <meta:document-statistic meta:table-count="0" meta:image-count="0" meta:object-count="0" meta:page-count="3" meta:paragraph-count="79" meta:word-count="795" meta:character-count="4402" meta:non-whitespace-character-count="3747"/>
    <meta:user-defined meta:name="Info 1"/>
    <meta:user-defined meta:name="Info 2"/>
    <meta:user-defined meta:name="Info 3"/>
    <meta:user-defined meta:name="Info 4"/>
  </office:meta>
</office:document-meta>
</file>